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size="11pt" fo:font-weight="bold"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4"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indent="-0.635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17" style:family="paragraph" style:parent-style-name="Standard" style:list-style-name="L1">
      <style:paragraph-properties fo:text-align="start" style:justify-single-word="false"/>
      <style:text-properties fo:font-size="11pt" fo:font-weight="normal" style:font-size-asian="9.60000038146973pt" style:font-weight-asian="normal" style:font-size-complex="11pt" style:font-weight-complex="normal"/>
    </style:style>
    <style:style style:name="P18" style:family="paragraph" style:parent-style-name="Standard" style:list-style-name="L2">
      <style:paragraph-properties fo:text-align="start" style:justify-single-word="false"/>
      <style:text-properties fo:font-size="11pt" fo:font-weight="normal" style:font-size-asian="9.60000038146973pt" style:font-weight-asian="normal" style:font-size-complex="11pt" style:font-weight-complex="normal"/>
    </style:style>
    <style:style style:name="P19" style:family="paragraph" style:parent-style-name="Standard" style:list-style-name="L5">
      <style:paragraph-properties fo:text-align="start" style:justify-single-word="false"/>
      <style:text-properties fo:font-size="11pt" fo:font-weight="normal" style:font-size-asian="9.60000038146973pt" style:font-weight-asian="normal" style:font-size-complex="11pt" style:font-weight-complex="normal"/>
    </style:style>
    <style:style style:name="P20" style:family="paragraph" style:parent-style-name="Standard" style:list-style-name="L3">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list-style-name="L4">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24" style:family="paragraph" style:parent-style-name="Standard" style:list-style-name="L10">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list-style-name="L12"/>
    <style:style style:name="P27" style:family="paragraph" style:parent-style-name="Standard" style:list-style-name="L5">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28" style:family="paragraph" style:parent-style-name="Standard" style:list-style-name="L13">
      <style:paragraph-properties fo:text-align="start" style:justify-single-word="false"/>
    </style:style>
    <style:style style:name="P29" style:family="paragraph" style:parent-style-name="Standard" style:list-style-name="L1">
      <style:paragraph-properties fo:margin-left="1.251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30" style:family="paragraph" style:parent-style-name="Standard" style:list-style-name="L5">
      <style:paragraph-properties fo:margin-left="1.251cm" fo:margin-right="0cm" fo:text-align="start" style:justify-single-word="false" fo:text-indent="-0.635cm" style:auto-text-indent="false"/>
    </style:style>
    <style:style style:name="P31" style:family="paragraph" style:parent-style-name="Standard" style:list-style-name="L1">
      <style:paragraph-properties fo:margin-left="2.501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32" style:family="paragraph" style:parent-style-name="Standard" style:list-style-name="L5">
      <style:paragraph-properties fo:margin-left="2.501cm" fo:margin-right="0cm" fo:text-align="start" style:justify-single-word="false" fo:text-indent="-0.635cm"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33" style:family="paragraph" style:parent-style-name="Standard" style:list-style-name="L6">
      <style:paragraph-properties fo:margin-left="2.501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34" style:family="paragraph" style:parent-style-name="Standard" style:list-style-name="L11">
      <style:paragraph-properties fo:margin-left="2.501cm" fo:margin-right="0cm" fo:text-indent="-0.635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6">
      <style:paragraph-properties fo:margin-left="3.752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margin-left="3.752cm" fo:margin-right="0cm" fo:text-indent="-0.635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7" style:family="paragraph" style:parent-style-name="Standard" style:list-style-name="L8">
      <style:paragraph-properties fo:margin-left="3.752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9">
      <style:paragraph-properties fo:margin-left="3.752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5">
      <style:paragraph-properties fo:margin-left="3.752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40" style:family="paragraph" style:parent-style-name="Standard" style:list-style-name="L5">
      <style:paragraph-properties fo:margin-left="3.752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41" style:family="paragraph" style:parent-style-name="Standard" style:list-style-name="L6">
      <style:paragraph-properties fo:margin-left="5.002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42" style:family="paragraph" style:parent-style-name="Standard" style:list-style-name="L7">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text-indent="0cm" style:auto-text-indent="false"/>
      <style:text-properties fo:font-size="12pt" fo:font-style="normal" style:text-underline-style="none" fo:font-weight="normal" fo:background-color="#b3b3b3" style:font-size-asian="12pt" style:font-style-asian="normal" style:font-weight-asian="normal" style:font-size-complex="12pt" style:font-style-complex="normal" style:font-weight-complex="normal"/>
    </style:style>
    <style:style style:name="P44" style:family="paragraph" style:parent-style-name="Standard" style:list-style-name="L7">
      <style:paragraph-properties fo:margin-left="0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5" style:family="paragraph" style:parent-style-name="Standard" style:list-style-name="L7">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48" style:family="paragraph" style:parent-style-name="Standard" style:list-style-name="L1">
      <style:paragraph-properties fo:margin-left="0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49" style:family="paragraph" style:parent-style-name="Standard" style:list-style-name="L7">
      <style:paragraph-properties fo:margin-left="0cm" fo:margin-right="0cm" fo:text-indent="0cm" style:auto-text-indent="false"/>
    </style:style>
    <style:style style:name="P50" style:family="paragraph" style:parent-style-name="Standard">
      <style:paragraph-properties fo:margin-left="0cm" fo:margin-right="0cm" fo:text-align="start" style:justify-single-word="false" fo:text-indent="0cm" style:auto-text-indent="false"/>
    </style:style>
    <style:style style:name="P51" style:family="paragraph" style:parent-style-name="Standard">
      <style:paragraph-properties fo:margin-left="0cm" fo:margin-right="0cm" fo:text-align="start" style:justify-single-word="false" fo:text-indent="0cm" style:auto-text-indent="false"/>
      <style:text-properties fo:font-size="15pt"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54" style:family="paragraph" style:parent-style-name="Standard" style:list-style-name="L5">
      <style:paragraph-properties fo:margin-left="0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55" style:family="paragraph" style:parent-style-name="Standard" style:list-style-name="L5">
      <style:paragraph-properties fo:margin-left="0cm" fo:margin-right="0cm" fo:text-align="start" style:justify-single-word="false" fo:text-indent="-0.635cm" style:auto-text-indent="false"/>
      <style:text-properties fo:font-size="15pt" fo:font-weight="normal" style:font-size-asian="15pt" style:font-weight-asian="normal" style:font-size-complex="15pt" style:font-weight-complex="normal"/>
    </style:style>
    <style:style style:name="T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background-color="#b3b3b3"/>
    </style:style>
    <style:style style:name="T6" style:family="text">
      <style:text-properties fo:language="en" fo:country="none"/>
    </style:style>
    <style:style style:name="T7" style:family="text">
      <style:text-properties fo:language="en" fo:country="none" fo:font-weight="bold"/>
    </style:style>
    <style:style style:name="T8" style:family="text">
      <style:text-properties fo:font-size="13pt" style:text-underline-style="none" fo:font-weight="bold" style:font-size-asian="13pt" style:font-weight-asian="bold" style:font-size-complex="13pt" style:font-weight-complex="bold"/>
    </style:style>
    <style:style style:name="T9" style:family="text">
      <style:text-properties fo:font-size="13pt" fo:font-style="normal" fo:font-weight="bold" style:font-size-asian="13pt" style:font-style-asian="normal" style:font-weight-asian="bold" style:font-size-complex="13pt" style:font-style-complex="normal" style:font-weight-complex="bold"/>
    </style:style>
    <style:style style:name="T10" style:family="text">
      <style:text-properties fo:font-size="13pt" fo:font-style="normal" style:font-size-asian="13pt" style:font-style-asian="normal" style:font-size-complex="13pt" style:font-style-complex="normal"/>
    </style:style>
    <style:style style:name="T11" style:family="text">
      <style:text-properties style:text-underline-style="none"/>
    </style:style>
    <style:style style:name="T12" style:family="text">
      <style:text-properties fo:font-style="normal" fo:font-weight="bold" style:font-style-asian="normal" style:font-weight-asian="bold" style:font-style-complex="normal" style:font-weight-complex="bol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racking <text:s/>with an IMU</text:p>
      <text:p text:style-name="P1"/>
      <text:p text:style-name="P9">PLAN :</text:p>
      <text:p text:style-name="P2"/>
      <text:p text:style-name="P2"><text:s text:c="5"/></text:p>
      <text:list xml:id="list1181214056" text:style-name="L1">
        <text:list-item>
          <text:p text:style-name="P29">Introduction</text:p>
        </text:list-item>
        <text:list-item>
          <text:p text:style-name="P17">Présentation du sujet</text:p>
        </text:list-item>
        <text:list-item>
          <text:p text:style-name="P17">Organisation et méthode de travail</text:p>
        </text:list-item>
        <text:list-item>
          <text:p text:style-name="P17">Développement informatique</text:p>
        </text:list-item>
        <text:list-item text:start-value="1">
          <text:p text:style-name="P31">Contraintes</text:p>
        </text:list-item>
        <text:list-item>
          <text:p text:style-name="P31">Outils informatique</text:p>
        </text:list-item>
        <text:list-item>
          <text:p text:style-name="P31">Conception:(diagrammes <text:s/>UML)</text:p>
        </text:list-item>
        <text:list-item>
          <text:p text:style-name="P31">Visualisation:OpenGL</text:p>
        </text:list-item>
        <text:list-item>
          <text:p text:style-name="P31">Traitement du signal</text:p>
        </text:list-item>
        <text:list-item>
          <text:p text:style-name="P31">IHM</text:p>
        </text:list-item>
        <text:list-item>
          <text:p text:style-name="P17">Conclusion</text:p>
        </text:list-item>
      </text:list>
      <text:p text:style-name="P3"/>
      <text:p text:style-name="P5"/>
      <text:p text:style-name="P9">Introduction :</text:p>
      <text:p text:style-name="P3"/>
      <text:p text:style-name="P3">De nos jours, il y a deplus en plus de l'intérêt pour la conception des api qui reposent sur lea nature du mouvement <text:s/>humain . </text:p>
      <text:p text:style-name="P3">Ces apis exploitent souvent les données des centrales inertielles qui sont desormais <text:s/>fourinies avec <text:s/>la pluspart des appareils mobiles(téléphones , tablettes...) .c'est dans</text:p>
      <text:p text:style-name="P3"/>
      <text:p text:style-name="P9">Présentation du sujet :</text:p>
      <text:p text:style-name="P3">Le sujet vise l'étude des données brutes acquises par une centrale inertielle d'un téléphone portable.Cette centrale fournie à la fois les données de trois capteurs: Accéloromètre,Gyromètre,Magnétomètre.</text:p>
      <text:p text:style-name="P3">Ces données peuvent servir pour classifier le mouvement du porteur de la centrale inertielle.</text:p>
      <text:p text:style-name="P3">Il sera donc intéressent d'étudier les données de la centrale inertielle et de concevoir une interface graphique permettant les données étudiées en 3D .</text:p>
      <text:list xml:id="list1053629232" text:style-name="L2">
        <text:list-item>
          <text:p text:style-name="P18">sous objectifs</text:p>
        </text:list-item>
      </text:list>
      <text:p text:style-name="P3"/>
      <text:p text:style-name="P3"/>
      <text:p text:style-name="P9">Organisation et méthode de travail :</text:p>
      <text:p text:style-name="P6"/>
      <text:p text:style-name="P4">Afin de satisfaire l'objectif du sujet et procéder avec aisance lors de la réalisation du projet, nous avons opté à décortiquer le sujet en plusieurs tâches.En outre, et afin de mettre en œuvre les connaissances acquises lors de cour <text:s/>méthodes de développement ainsi que celui de la virtualisation nous avons :</text:p>
      <text:p text:style-name="P4"/>
      <text:list xml:id="list2150968037" text:style-name="L3">
        <text:list-item>
          <text:p text:style-name="P20">Définit le périmétre du projet </text:p>
        </text:list-item>
      </text:list>
      <text:list xml:id="list323730689" text:style-name="L4">
        <text:list-item>
          <text:p text:style-name="P21">Organisé les tâches <text:s/>en sprint qui s'étalent sur une semaine</text:p>
        </text:list-item>
        <text:list-item>
          <text:p text:style-name="P21">Publié et partager le travail sur un Dépôt GitHub</text:p>
        </text:list-item>
      </text:list>
      <text:p text:style-name="P4"/>
      <text:p text:style-name="P4">Cette manière de procéder nous a facilités la tâche et nous a également donnés beaucoup de mobilité.</text:p>
      <text:list xml:id="list1617016197" text:style-name="L5">
        <text:list-item>
          <text:p text:style-name="P32"><text:span text:style-name="T3">Définition du périmétre du projet </text:span>:</text:p>
        </text:list-item>
      </text:list>
      <text:p text:style-name="P4">Lors de cette étape nous avons défini un programme « vague » du projet :</text:p>
      <text:list xml:id="list1423145229" text:style-name="L6">
        <text:list-item>
          <text:p text:style-name="P23">Acquisition des données</text:p>
        </text:list-item>
        <text:list-item>
          <text:p text:style-name="P23">Transformation en quaternions</text:p>
        </text:list-item>
        <text:list-item>
          <text:p text:style-name="P35">Prise en main des quaternions</text:p>
        </text:list-item>
        <text:list-item>
          <text:p text:style-name="P23">Corréction des données</text:p>
        </text:list-item>
        <text:list-item>
          <text:p text:style-name="P35">Premiere visualisation : Matlab</text:p>
        </text:list-item>
        <text:list-item>
          <text:p text:style-name="P23">Classification des données</text:p>
        </text:list-item>
      </text:list>
      <text:p text:style-name="P8"><text:soft-page-break/></text:p>
      <text:list xml:id="list1006502559" text:continue-numbering="true" text:style-name="L6">
        <text:list-item>
          <text:p text:style-name="P23">Visualisation</text:p>
        </text:list-item>
        <text:list-item>
          <text:p text:style-name="P33">Visualisation finale: OpenGl</text:p>
        </text:list-item>
        <text:list-item>
          <text:p text:style-name="P41">objectif : représenter le mobile en déplacement sur place</text:p>
        </text:list-item>
        <text:list-item>
          <text:p text:style-name="P41">Bonus :représenter le mobile en déplacement dans <text:s/>l'environnement</text:p>
          <text:p text:style-name="P41"/>
        </text:list-item>
      </text:list>
      <text:list xml:id="list1581759895" text:style-name="L7">
        <text:list-item>
          <text:list>
            <text:list-item>
              <text:p text:style-name="P36">Acquisition des données :</text:p>
              <text:p text:style-name="P36"/>
              <text:p text:style-name="P42">En ce qui concerne l'acquisition des données, nous nous sommes servis de la centrale inertielle d'un téléphone portable et nous avons commencé par une premiere acquision afin d'annalyser les données.</text:p>
            </text:list-item>
          </text:list>
        </text:list-item>
      </text:list>
      <text:p text:style-name="P14">A l'issue de cette premiere acquisition nous avons constaté que le fichier représentant les données se compose de dix colonnes (voir annexe...): </text:p>
      <text:p text:style-name="P14"/>
      <text:list xml:id="list48529461" text:style-name="L8">
        <text:list-item>
          <text:p text:style-name="P37">une clonne présentant le temps en seconde (s)</text:p>
        </text:list-item>
      </text:list>
      <text:list xml:id="list2117684476" text:style-name="L9">
        <text:list-item>
          <text:p text:style-name="P38">Trois colonnes présentant l'accéloromètre en (m/s-2)</text:p>
        </text:list-item>
        <text:list-item>
          <text:p text:style-name="P38">Trois colonnes présentant le gyroscope en (rad/s-1)</text:p>
        </text:list-item>
        <text:list-item>
          <text:p text:style-name="P38">Trois colonnes présentant le magnétomètre en (ts)</text:p>
        </text:list-item>
      </text:list>
      <text:p text:style-name="P52"/>
      <text:p text:style-name="P52"><text:s text:c="6"/>Nous avons par la suite fait d'autres acquisition représentans différents types de mouvement (marche,course , monter les escaliers, déscendre les escaliers ou mixte) <text:s/></text:p>
      <text:list xml:id="list219166635" text:continue-list="list1581759895" text:style-name="L7">
        <text:list-item>
          <text:list>
            <text:list-item>
              <text:p text:style-name="P36">Transformation en quaternions :</text:p>
              <text:p text:style-name="P44"/>
              <text:p text:style-name="P42">Les quaternions sont très utilisés dans la gestion de la caméra dans OpenGl c'est pour cela nous avons jugé qu'une compréhension de cet outil mathématique nous sera très utile.</text:p>
            </text:list-item>
          </text:list>
        </text:list-item>
      </text:list>
      <text:p text:style-name="P14">Nous avons alors consulté la documentation disponible sur le net ainsi qu'assister au cours concerant les quaternions.Nous avons aussi tenté à faire des classes représentants <text:s/>les quaternions <text:s/><text:span text:style-name="T5">et les opérations mathématiques <text:s/>« primaires » entre ces derniers.</text:span></text:p>
      <text:p text:style-name="P43"/>
      <text:list xml:id="list2142660641" text:continue-numbering="true" text:style-name="L7">
        <text:list-item>
          <text:list>
            <text:list-item>
              <text:p text:style-name="P36">Corréction des données :</text:p>
              <text:p text:style-name="P36"/>
              <text:p text:style-name="P42">Après une première visualisation sur Matlab nous avons remarqué que les données brutes acquises de la centrale inertielle sont très bruitées. Par conséquent, une corréction de ces données s'impose.</text:p>
              <text:p text:style-name="P42">Pour cela, Il fallait d'abord déterminer l'origine et la nature du bruit.Donc et après avoir mené une recherche doccumentaire sur la centrale inertielle et les différents exemples semblables à notres études nous avons conlu que :</text:p>
              <text:p text:style-name="P42"/>
            </text:list-item>
          </text:list>
        </text:list-item>
      </text:list>
      <text:list xml:id="list341468571" text:style-name="L10">
        <text:list-item>
          <text:list>
            <text:list-item>
              <text:list>
                <text:list-item>
                  <text:p text:style-name="P24">La mesure donnée par l'accéléromètre ne représente pas que l'accélération linéaire du porteurs mais inclus d'autres entités comme la gravitation ce qui fait que même quand le porteur est inerte la mesure de l'accéléromètre ne s'annule pas.</text:p>
                </text:list-item>
                <text:list-item>
                  <text:p text:style-name="P24"><text:s/>Après une durée, il y a la présence d'une dérive dans la mesure donnée par le gyroscope.</text:p>
                  <text:p text:style-name="P24"/>
                </text:list-item>
              </text:list>
            </text:list-item>
          </text:list>
        </text:list-item>
      </text:list>
      <text:p text:style-name="P15"><text:s text:c="6"/>Afin de corriger ces effets indésirables, nous avons choisi de :</text:p>
      <text:p text:style-name="P15"/>
      <text:list xml:id="list1319379732" text:style-name="L11">
        <text:list-item>
          <text:list>
            <text:list-item>
              <text:list>
                <text:list-item>
                  <text:p text:style-name="P34">Appliquer un filtre passe-bas <text:s/>pour annuler l'effet de la gravitation</text:p>
                </text:list-item>
                <text:list-item>
                  <text:p text:style-name="P34">En ce qui conserne la dérive, nous avons jugé que les mouvement sont assez brefs,par conséquent ,l'effet de la dérive peut être négligé par rapport à notre degrès de précision.</text:p>
                </text:list-item>
              </text:list>
            </text:list-item>
          </text:list>
        </text:list-item>
      </text:list>
      <text:p text:style-name="P12"/>
      <text:p text:style-name="P12"/>
      <text:list xml:id="list2030450382" text:continue-list="list2142660641" text:style-name="L7">
        <text:list-item>
          <text:list>
            <text:list-item>
              <text:p text:style-name="P36"><text:soft-page-break/>Classification</text:p>
            </text:list-item>
          </text:list>
        </text:list-item>
      </text:list>
      <text:p text:style-name="P13"/>
      <text:p text:style-name="P13"/>
      <text:list xml:id="list2107895318" text:continue-numbering="true" text:style-name="L7">
        <text:list-item>
          <text:list>
            <text:list-item>
              <text:p text:style-name="P36">Visualisation</text:p>
              <text:p text:style-name="P45">En ce qui conserne l'aspect visualisation de notre application , nous avons utilisé OpenGL.</text:p>
              <text:p text:style-name="P45"/>
            </text:list-item>
          </text:list>
        </text:list-item>
      </text:list>
      <text:list xml:id="list2080717753" text:style-name="L12">
        <text:list-item>
          <text:p text:style-name="P26"><text:span text:style-name="T1">OpenGL : «</text:span><text:span text:style-name="T2">OpenGL</text:span> (<text:span text:style-name="T7">Open</text:span><text:span text:style-name="T6"> </text:span><text:span text:style-name="T7">G</text:span><text:span text:style-name="T6">raphics </text:span><text:span text:style-name="T7">L</text:span><text:span text:style-name="T6">ibrary</text:span>) est un ensemble normalisé de fonctions de calcul d'images 2D ou 3D lancé par Silicon Graphics en 1992<text:bookmark text:name="cite_ref-astle_1-0"/>1. Cette interface de programmation est disponible sur de nombreuses plateformes où elle est utilisée pour des applications qui vont du jeu vidéo jusqu'à la CAO en passant par la modélisation<text:bookmark text:name="cite_ref-astle_1-1"/>1.»Wikipédia</text:p>
        </text:list-item>
      </text:list>
      <text:list xml:id="list248751242" text:continue-list="list2107895318" text:style-name="L7">
        <text:list-item>
          <text:list>
            <text:list-header>
              <text:p text:style-name="P49"/>
              <text:p text:style-name="P45">Cet bibliothèque nous a permi de représenter les troix repères correspendant aux troix capeurs, les signaux des troix mesures, ainsi que la centrale inertielle .Nous nous sommes aussi servi QtCreator Design pour créer l'interfece de l'application.</text:p>
            </text:list-header>
          </text:list>
        </text:list-item>
      </text:list>
      <text:p text:style-name="P11">Lors de cette étape, notre objectif principal était de représenter la centrale en mouvement dans l'espace et réussir à <text:s/>d'en distinguer le mouvement fait par le porteur.</text:p>
      <text:list xml:id="list1405450547" text:continue-numbering="true" text:style-name="L7">
        <text:list-item>
          <text:list>
            <text:list-header>
              <text:p text:style-name="P45"/>
            </text:list-header>
          </text:list>
        </text:list-item>
      </text:list>
      <text:list xml:id="list694434299" text:continue-list="list1617016197" text:style-name="L5">
        <text:list-item>
          <text:p text:style-name="P27">Répartition des tâches et publication du dépôt Github:</text:p>
          <text:p text:style-name="P27"/>
        </text:list-item>
      </text:list>
      <text:p text:style-name="P25">Afin de profiter amplement et effectivement des ressources humaines du projet, nous nous sommes mis d'accord de se répartir les tâches et d'échanger entre nous tout au long du processus du projet .</text:p>
      <text:p text:style-name="P25">Cet échange etait essenciellent assuré par l'outil « GitHub » qui est un webservice d'hébergement et de gestion de développement logiciel.Cet outil permet de créer des dépôts dans lesquels nous pouvons partager les codes ou tout autre doccument concernant le projet.Il permet aussi de créer un sorte de guide automatique représentant le contenue du dépôt.</text:p>
      <text:p text:style-name="P25">Nous avons créer donc un dépôt pour notre projet et dans lequel on a déposé les codes,les données, et tout autre documents assurant la gestion du projet.Donc nous avions que clonner le dépôt pour récupérer son contenu et à chaque fois qu'un membre effectue une modificatil, il n'a qu'à la pousser au dépôt pour que les autres la récupère.</text:p>
      <text:p text:style-name="P25">Cela nous a aidé à structurer notre projet et d'avoir une vue sur les modifications apportées par chaque membre du groupe.</text:p>
      <text:p text:style-name="P25"/>
      <text:p text:style-name="P12">Nous nous sommes également mis d'accord sur le cas d'étude de notre application :</text:p>
      <text:p text:style-name="P12"/>
      <text:p text:style-name="P46"><text:span text:style-name="T11">Nous nous sommes limités à l'étude du cas où <text:s/>la centrale inertielle est fixée sur le pied et où le porteur marche, cours , monte/descend les escaliers ou mixe le tout.</text:span></text:p>
      <text:p text:style-name="P46"><text:span text:style-name="T8"/></text:p>
      <text:p text:style-name="P51"><text:span text:style-name="T3">Développement Informatique :</text:span></text:p>
      <text:p text:style-name="P51"><text:span text:style-name="T3"/></text:p>
      <text:list xml:id="list208613864" text:continue-list="list694434299" text:style-name="L5">
        <text:list-item text:start-value="1">
          <text:p text:style-name="P30"><text:span text:style-name="T9">Contraintes :</text:span></text:p>
        </text:list-item>
      </text:list>
      <text:p text:style-name="P50"><text:span text:style-name="T4"/></text:p>
      <text:list xml:id="list412475915" text:style-name="L13">
        <text:list-item>
          <text:p text:style-name="P28"><text:span text:style-name="T4">Les mesures des capteurs de la centrale sont propres au repère local de la centrale. Donc, pour pouvoir représenter le mouvement de la centrale dans un repère absolue, il faut reprojecter toutes les mesures du repère local au repère absolue.Cette opération a fait que l'effet de la gravité s'est dispersé sur les trois axes du repères ….(traitement de la gravité).</text:span></text:p>
        </text:list-item>
        <text:list-item>
          <text:p text:style-name="P28"><text:span text:style-name="T4">…..</text:span></text:p>
        </text:list-item>
      </text:list>
      <text:p text:style-name="P50"><text:span text:style-name="T4"/></text:p>
      <text:p text:style-name="P50"><text:span text:style-name="T4"/></text:p>
      <text:p text:style-name="P50"><text:span text:style-name="T4"/></text:p>
      <text:p text:style-name="P50"><text:span text:style-name="T4"/></text:p>
      <text:p text:style-name="P50"><text:span text:style-name="T4"/></text:p>
      <text:p text:style-name="P50"><text:soft-page-break/><text:span text:style-name="T4"/></text:p>
      <text:p text:style-name="P50"><text:span text:style-name="T4"/></text:p>
      <text:list xml:id="list1354298997" text:continue-list="list208613864" text:style-name="L5">
        <text:list-item>
          <text:p text:style-name="P30"><text:span text:style-name="T9">Outils <text:s/>informatiques et language de programmation</text:span></text:p>
          <text:list>
            <text:list-header>
              <text:p text:style-name="P39"/>
            </text:list-header>
          </text:list>
          <text:p text:style-name="P54">Notre application a été développée en C++ et nous avons choisi QtCreator comme environnement de travail. Il est intégré dans <text:s/>multiplate-forme et ui framework Qt pour le développement en C++.</text:p>
        </text:list-item>
      </text:list>
      <text:p text:style-name="P53"><text:s text:c="7"/>QtCreator permet aussi de concevoir grafiquement des interfaces ce qui nous est très facile lors de la conception de notre interface.</text:p>
      <text:p text:style-name="P53"><text:span text:style-name="T9"/></text:p>
      <text:list xml:id="list1082270009" text:continue-numbering="true" text:style-name="L5">
        <text:list-item>
          <text:p text:style-name="P19"><text:span text:style-name="T9">Conception:(diagrammes <text:s/>UML) </text:span></text:p>
        </text:list-item>
      </text:list>
      <text:p text:style-name="P3"><text:span text:style-name="T10">Diagramme de classe</text:span></text:p>
      <text:list xml:id="list940914505" text:continue-numbering="true" text:style-name="L5">
        <text:list-item>
          <text:list>
            <text:list-header>
              <text:p text:style-name="P40"/>
            </text:list-header>
          </text:list>
          <text:p text:style-name="P19"/>
          <text:p text:style-name="P55"><text:span text:style-name="T12">Conclusion</text:span></text:p>
        </text:list-item>
      </text:list>
      <text:p text:style-name="P7"/>
      <text:p text:style-name="P22"/>
      <text:p text:style-name="P12"/>
      <text:p text:style-name="P6">Développement Informatique :</text:p>
      <text:list xml:id="list2108134142" text:continue-list="list1181214056" text:style-name="L1">
        <text:list-header>
          <text:p text:style-name="P17"/>
        </text:list-header>
        <text:list-item text:start-value="1">
          <text:p text:style-name="P31">Contraintes---&gt;changement de repère</text:p>
        </text:list-item>
        <text:list-item>
          <text:p text:style-name="P31">Outils informatique</text:p>
          <text:p text:style-name="P48">Nous avons choisi QtCreator comme environnement de travail. Il est intégré dans <text:s/>multiplate-forme et ui framework Qt pour le développement en c++.</text:p>
        </text:list-item>
      </text:list>
      <text:p text:style-name="P6"/>
      <text:p text:style-name="P6">Conclu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1:44:31</meta:creation-date>
    <dc:date>2014-11-25T16:53:37</dc:date>
    <meta:editing-duration>PT4H22M39S</meta:editing-duration>
    <meta:editing-cycles>5</meta:editing-cycles>
    <meta:generator>LibreOffice/3.5$Linux_X86_64 LibreOffice_project/350m1$Build-2</meta:generator>
    <meta:document-statistic meta:table-count="0" meta:image-count="0" meta:object-count="0" meta:page-count="4" meta:paragraph-count="87" meta:word-count="1223" meta:character-count="7174" meta:non-whitespace-character-count="6568"/>
  </office:meta>
</office:document-meta>
</file>